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paragraph-properties fo:text-align="center"/>
      <style:text-properties style:font-name="Arial" fo:font-size="14pt" style:font-size-asian="14pt" style:font-size-complex="14pt"/>
    </style:style>
    <style:style style:name="P3" style:parent-style-name="Standard" style:family="paragraph">
      <style:paragraph-properties fo:text-align="center"/>
      <style:text-properties style:font-name="Arial" fo:font-size="14pt" style:font-size-asian="14pt" style:font-size-complex="14pt"/>
    </style:style>
    <style:style style:name="P4" style:parent-style-name="Standard" style:family="paragraph">
      <style:paragraph-properties fo:text-align="center"/>
      <style:text-properties style:font-name="Arial" fo:font-size="14pt" style:font-size-asian="14pt" style:font-size-complex="14pt"/>
    </style:style>
    <style:style style:name="P5" style:parent-style-name="Standard" style:family="paragraph">
      <style:paragraph-properties fo:text-align="center"/>
      <style:text-properties style:font-name="Arial" fo:font-size="14pt" style:font-size-asian="14pt" style:font-size-complex="14pt"/>
    </style:style>
    <style:style style:name="P6" style:parent-style-name="Standard" style:family="paragraph">
      <style:paragraph-properties fo:text-align="center"/>
      <style:text-properties style:font-name="Arial" fo:font-size="14pt" style:font-size-asian="14pt" style:font-size-complex="14pt"/>
    </style:style>
    <style:style style:name="P7" style:parent-style-name="Standard" style:family="paragraph">
      <style:paragraph-properties fo:text-align="center"/>
      <style:text-properties style:font-name="Arial" fo:font-size="14pt" style:font-size-asian="14pt" style:font-size-complex="14pt"/>
    </style:style>
    <style:style style:name="P8" style:parent-style-name="Standard" style:family="paragraph">
      <style:paragraph-properties fo:text-align="center"/>
      <style:text-properties style:font-name="Arial" fo:font-size="14pt" style:font-size-asian="14pt" style:font-size-complex="14pt"/>
    </style:style>
    <style:style style:name="P9" style:parent-style-name="Standard" style:family="paragraph">
      <style:paragraph-properties fo:text-align="center"/>
      <style:text-properties style:font-name="Arial" fo:font-size="14pt" style:font-size-asian="14pt" style:font-size-complex="14pt"/>
    </style:style>
    <style:style style:name="P10" style:parent-style-name="Standard" style:family="paragraph">
      <style:paragraph-properties fo:text-align="center"/>
      <style:text-properties style:font-name="Arial" fo:font-size="14pt" style:font-size-asian="14pt" style:font-size-complex="14pt"/>
    </style:style>
    <style:style style:name="P11" style:parent-style-name="Standard" style:family="paragraph">
      <style:paragraph-properties fo:text-align="center"/>
      <style:text-properties style:font-name="Arial" fo:font-size="14pt" style:font-size-asian="14pt" style:font-size-complex="14pt"/>
    </style:style>
    <style:style style:name="P12" style:parent-style-name="Standard" style:family="paragraph">
      <style:paragraph-properties fo:text-align="center"/>
      <style:text-properties style:font-name="Arial" fo:font-size="14pt" style:font-size-asian="14pt" style:font-size-complex="14pt"/>
    </style:style>
    <style:style style:name="P13" style:parent-style-name="Standard" style:family="paragraph">
      <style:paragraph-properties fo:text-align="center"/>
      <style:text-properties style:font-name="Arial" fo:font-size="14pt" style:font-size-asian="14pt" style:font-size-complex="14pt"/>
    </style:style>
    <style:style style:name="P14" style:parent-style-name="Standard" style:family="paragraph">
      <style:paragraph-properties fo:text-align="center"/>
      <style:text-properties style:font-name="Arial" fo:font-size="14pt" style:font-size-asian="14pt" style:font-size-complex="14pt"/>
    </style:style>
    <style:style style:name="P15" style:parent-style-name="Standard" style:family="paragraph">
      <style:paragraph-properties fo:text-align="center"/>
      <style:text-properties style:font-name="Arial" fo:font-size="14pt" style:font-size-asian="14pt" style:font-size-complex="14pt"/>
    </style:style>
    <style:style style:name="P16"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style:font-name="Arial" fo:font-size="14pt" style:font-size-asian="14pt" style:font-size-complex="14pt"/>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style>
    <style:style style:name="T31" style:parent-style-name="Policepardéfaut" style:family="text">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text-properties style:font-name="Arial"/>
    </style:style>
    <style:style style:name="P41" style:parent-style-name="Standard" style:family="paragraph">
      <style:paragraph-properties fo:text-align="center"/>
      <style:text-properties style:font-name="Arial"/>
    </style:style>
    <style:style style:name="P42" style:parent-style-name="Standard" style:family="paragraph">
      <style:paragraph-properties fo:text-align="center"/>
      <style:text-properties style:font-name="Arial"/>
    </style:style>
    <style:style style:name="P43" style:parent-style-name="Standard" style:family="paragraph">
      <style:paragraph-properties fo:text-align="center"/>
      <style:text-properties style:font-name="Arial"/>
    </style:style>
    <style:style style:name="P44" style:parent-style-name="Standard" style:family="paragraph">
      <style:paragraph-properties fo:text-align="center"/>
      <style:text-properties style:font-name="Arial"/>
    </style:style>
    <style:style style:name="P45" style:parent-style-name="Standard" style:family="paragraph">
      <style:text-properties style:font-name="Arial" fo:font-weight="bold" style:font-weight-asian="bold" style:font-weight-complex="bold" fo:font-size="14pt" style:font-size-asian="14pt" style:font-size-complex="14pt"/>
    </style:style>
    <style:style style:name="P46" style:parent-style-name="Standard" style:family="paragraph">
      <style:paragraph-properties fo:break-before="page"/>
      <style:text-properties style:font-name="Arial" fo:font-weight="bold" style:font-weight-asian="bold" style:font-weight-complex="bold" fo:font-size="14pt" style:font-size-asian="14pt" style:font-size-complex="14pt"/>
    </style:style>
    <style:style style:name="P47" style:parent-style-name="Standard" style:family="paragraph">
      <style:text-properties style:font-name="Arial"/>
    </style:style>
    <style:style style:name="P48" style:parent-style-name="Standard" style:family="paragraph">
      <style:paragraph-properties fo:margin-left="0.4902in">
        <style:tab-stops/>
      </style:paragraph-properties>
    </style:style>
    <style:style style:name="T49" style:parent-style-name="Policepardéfaut" style:family="text">
      <style:text-properties style:font-name="Arial" fo:font-style="italic" style:font-style-asian="italic" style:font-style-complex="italic"/>
    </style:style>
    <style:style style:name="T50" style:parent-style-name="Policepardéfaut" style:family="text">
      <style:text-properties style:font-name="Arial" fo:font-style="italic" style:font-style-asian="italic" style:font-style-complex="italic" fo:language="fr" fo:country="CA"/>
    </style:style>
    <style:style style:name="T51" style:parent-style-name="Policepardéfaut" style:family="text">
      <style:text-properties style:font-name="Arial" fo:font-style="italic" style:font-style-asian="italic" style:font-style-complex="italic"/>
    </style:style>
    <style:style style:name="T52" style:parent-style-name="Policepardéfaut" style:family="text">
      <style:text-properties style:font-name="Arial" fo:font-style="italic" style:font-style-asian="italic" style:font-style-complex="italic"/>
    </style:style>
    <style:style style:name="P53" style:parent-style-name="Standard" style:family="paragraph">
      <style:text-properties style:font-name="Arial" fo:language="fr" fo:country="CA"/>
    </style:style>
    <style:style style:name="P54" style:parent-style-name="Standard" style:list-style-name="LFO1" style:family="paragraph">
      <style:text-properties style:font-name="Arial" fo:language="fr" fo:country="CA"/>
    </style:style>
    <style:style style:name="P55" style:parent-style-name="Standard" style:family="paragraph">
      <style:text-properties style:font-name="Arial" fo:language="fr" fo:country="CA"/>
    </style:style>
    <style:style style:name="P56" style:parent-style-name="Standard" style:list-style-name="LFO1" style:family="paragraph">
      <style:text-properties style:font-name="Arial" fo:language="fr" fo:country="CA"/>
    </style:style>
    <style:style style:name="P57" style:parent-style-name="Standard" style:family="paragraph">
      <style:text-properties style:font-name="Arial" fo:language="fr" fo:country="CA"/>
    </style:style>
    <style:style style:name="P58" style:parent-style-name="Standard" style:list-style-name="LFO1" style:family="paragraph">
      <style:text-properties style:font-name="Arial" fo:language="fr" fo:country="CA"/>
    </style:style>
    <style:style style:name="P59" style:parent-style-name="Standard" style:family="paragraph">
      <style:text-properties style:font-name="Arial" fo:language="fr" fo:country="CA"/>
    </style:style>
    <style:style style:name="P60" style:parent-style-name="Standard" style:list-style-name="LFO1" style:family="paragraph">
      <style:text-properties style:font-name="Arial" fo:language="fr" fo:country="CA"/>
    </style:style>
    <style:style style:name="P61" style:parent-style-name="Standard" style:family="paragraph">
      <style:text-properties style:font-name="Arial" fo:language="fr" fo:country="CA"/>
    </style:style>
    <style:style style:name="P62" style:parent-style-name="Standard" style:list-style-name="LFO1" style:family="paragraph">
      <style:text-properties style:font-name="Arial" fo:language="fr" fo:country="CA"/>
    </style:style>
    <style:style style:name="P63" style:parent-style-name="Standard" style:family="paragraph">
      <style:text-properties style:font-name="Arial" fo:language="fr" fo:country="CA"/>
    </style:style>
    <style:style style:name="P64" style:parent-style-name="Standard" style:list-style-name="LFO1" style:family="paragraph">
      <style:text-properties style:font-name="Arial" fo:language="fr" fo:country="CA"/>
    </style:style>
    <style:style style:name="P65" style:parent-style-name="Standard" style:family="paragraph">
      <style:text-properties style:font-name="Arial" fo:language="fr" fo:country="CA"/>
    </style:style>
    <style:style style:name="P66" style:parent-style-name="Standard" style:list-style-name="LFO2" style:family="paragraph">
      <style:text-properties style:font-name="Arial" fo:language="fr" fo:country="CA"/>
    </style:style>
    <style:style style:name="P67" style:parent-style-name="Standard" style:family="paragraph">
      <style:text-properties style:font-name="Arial" fo:language="fr" fo:country="CA"/>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fo:font-weight="bold" style:font-weight-asian="bold" style:font-weight-complex="bold" fo:font-size="14pt" style:font-size-asian="14pt" style:font-size-complex="14pt"/>
    </style:style>
    <style:style style:name="P71" style:parent-style-name="Standard" style:family="paragraph">
      <style:text-properties style:font-name="Arial"/>
    </style:style>
    <style:style style:name="P72" style:parent-style-name="Standard" style:family="paragraph">
      <style:paragraph-properties fo:margin-left="0.4902in">
        <style:tab-stops/>
      </style:paragraph-properties>
    </style:style>
    <style:style style:name="T73" style:parent-style-name="DefaultParagraphFont" style:family="text">
      <style:text-properties style:font-name="Arial" fo:font-style="italic" style:font-style-asian="italic" style:font-style-complex="italic"/>
    </style:style>
    <style:style style:name="T74" style:parent-style-name="DefaultParagraphFont" style:family="text">
      <style:text-properties style:font-name="Arial" fo:font-style="italic" style:font-style-asian="italic" style:font-style-complex="italic"/>
    </style:style>
    <style:style style:name="T75" style:parent-style-name="DefaultParagraphFont" style:family="text">
      <style:text-properties style:font-name="Arial" fo:language="fr" fo:country="CA"/>
    </style:style>
    <style:style style:name="P76" style:parent-style-name="Normal" style:family="paragraph">
      <style:text-properties style:font-name="Arial" fo:language="fr" fo:country="CA" fo:hyphenate="true"/>
    </style:style>
    <style:style style:name="P77" style:parent-style-name="Normal" style:family="paragraph">
      <style:text-properties style:font-name="Arial" fo:hyphenate="true"/>
    </style:style>
    <style:style style:name="P78" style:parent-style-name="Normal" style:family="paragraph">
      <style:text-properties style:font-name="Arial" fo:hyphenate="true"/>
    </style:style>
    <style:style style:name="P79" style:parent-style-name="Normal" style:family="paragraph">
      <style:text-properties style:font-name="Arial" fo:hyphenate="true"/>
    </style:style>
    <style:style style:name="P80" style:parent-style-name="Normal" style:family="paragraph">
      <style:text-properties style:font-name="Arial" fo:hyphenate="true"/>
    </style:style>
    <style:style style:name="P81"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82"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83" style:parent-style-name="Normal" style:family="paragraph">
      <style:paragraph-properties fo:widows="2" fo:orphans="2" style:vertical-align="auto" style:line-height-at-least="0.1979in" fo:text-indent="0.4902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84"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85"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86"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87"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88"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89"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90"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91"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92"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93" style:parent-style-name="Normal" style:family="paragraph">
      <style:paragraph-properties fo:break-before="page"/>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94"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95"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96" style:parent-style-name="Normal" style:family="paragraph">
      <style:paragraph-properties fo:widows="2" fo:orphans="2" style:vertical-align="auto" style:line-height-at-least="0.1979in" fo:text-indent="0.4902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97" style:parent-style-name="Normal" style:family="paragraph">
      <style:paragraph-properties fo:widows="2" fo:orphans="2" style:vertical-align="auto" style:line-height-at-least="0.1979in" fo:text-indent="0.4902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98"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99"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00"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01" style:parent-style-name="Normal" style:family="paragraph">
      <style:paragraph-properties fo:widows="2" fo:orphans="2" style:vertical-align="auto" style:line-height-at-least="0.1979in"/>
      <style:text-properties fo:hyphenate="true"/>
    </style:style>
    <style:style style:name="T102" style:parent-style-name="DefaultParagraphFont" style:family="text">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style:style>
    <style:style style:name="T103" style:parent-style-name="DefaultParagraphFont" style:family="text">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style:style>
    <style:style style:name="T104" style:parent-style-name="DefaultParagraphFont" style:family="text">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style:style>
    <style:style style:name="P105" style:parent-style-name="Normal" style:family="paragraph">
      <style:paragraph-properties fo:widows="2" fo:orphans="2" fo:text-align="justify" style:vertical-align="auto" style:line-height-at-least="0.1979in"/>
      <style:text-properties fo:hyphenate="true"/>
    </style:style>
    <style:style style:name="T106" style:parent-style-name="DefaultParagraphFont" style:family="text">
      <style:text-properties style:font-name="Arial" style:font-name-asian="Times New Roman" style:font-name-complex="Arial" style:letter-kerning="false" fo:language="fr" fo:country="CA" style:language-asian="en" style:country-asian="CA" style:language-complex="ar" style:country-complex="SA"/>
    </style:style>
    <style:style style:name="P107" style:parent-style-name="Normal" style:family="paragraph">
      <style:paragraph-properties fo:widows="2" fo:orphans="2" fo:text-align="justify"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08"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09"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10"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11"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12" style:parent-style-name="Normal" style:family="paragraph">
      <style:paragraph-properties fo:widows="2" fo:orphans="2" style:vertical-align="auto" style:line-height-at-least="0.1979in" fo:text-indent="0.4902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13"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14"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15"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16"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17"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18"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19"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20" style:parent-style-name="Normal" style:family="paragraph">
      <style:paragraph-properties fo:widows="2" fo:orphans="2" style:vertical-align="auto" style:line-height-at-least="0.1979in"/>
      <style:text-properties fo:hyphenate="true"/>
    </style:style>
    <style:style style:name="T121" style:parent-style-name="DefaultParagraphFont" style:family="text">
      <style:text-properties style:font-name="Arial" style:font-name-asian="Times New Roman" style:font-name-complex="Arial" style:letter-kerning="false" fo:language="fr" fo:country="CA" style:language-asian="en" style:country-asian="CA" style:language-complex="ar" style:country-complex="SA"/>
    </style:style>
    <style:style style:name="T122" style:parent-style-name="DefaultParagraphFont" style:family="text">
      <style:text-properties style:font-name="Arial" style:font-name-asian="Times New Roman" style:font-name-complex="Arial" fo:font-weight="bold" style:font-weight-asian="bold" style:font-weight-complex="bold" style:letter-kerning="false" fo:language="fr" fo:country="CA" style:language-asian="en" style:country-asian="CA" style:language-complex="ar" style:country-complex="SA"/>
    </style:style>
    <style:style style:name="T123" style:parent-style-name="DefaultParagraphFont" style:family="text">
      <style:text-properties style:font-name="Arial" style:font-name-asian="Times New Roman" style:font-name-complex="Arial" style:letter-kerning="false" fo:language="fr" fo:country="CA" style:language-asian="en" style:country-asian="CA" style:language-complex="ar" style:country-complex="SA"/>
    </style:style>
    <style:style style:name="P124"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25" style:parent-style-name="Normal" style:family="paragraph">
      <style:paragraph-properties fo:widows="2" fo:orphans="2" style:vertical-align="auto" style:line-height-at-least="0.1979in"/>
      <style:text-properties style:font-name="Courier New" style:font-name-asian="Times New Roman" style:font-name-complex="Courier New" style:letter-kerning="false" fo:font-size="10.5pt" style:font-size-asian="10.5pt" style:font-size-complex="10.5pt" fo:language="fr" fo:country="CA" style:language-asian="en" style:country-asian="CA" style:language-complex="ar" style:country-complex="SA" fo:hyphenate="true"/>
    </style:style>
    <style:style style:name="P126" style:parent-style-name="Normal" style:family="paragraph">
      <style:paragraph-properties fo:widows="2" fo:orphans="2" style:vertical-align="auto" style:line-height-at-least="0.1979in"/>
      <style:text-properties style:font-name="Courier New" style:font-name-asian="Times New Roman" style:font-name-complex="Courier New" style:letter-kerning="false" fo:font-size="10.5pt" style:font-size-asian="10.5pt" style:font-size-complex="10.5pt" fo:language="fr" fo:country="CA" style:language-asian="en" style:country-asian="CA" style:language-complex="ar" style:country-complex="SA" fo:hyphenate="true"/>
    </style:style>
    <style:style style:name="P127"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0.5pt" style:font-size-asian="10.5pt" style:font-size-complex="10.5pt" fo:language="fr" fo:country="CA" style:language-asian="en" style:country-asian="CA" style:language-complex="ar" style:country-complex="SA" fo:hyphenate="true"/>
    </style:style>
    <style:style style:name="P128" style:parent-style-name="Normal" style:family="paragraph">
      <style:paragraph-properties fo:widows="2" fo:orphans="2" style:vertical-align="auto" style:line-height-at-least="0.1979in"/>
      <style:text-properties fo:hyphenate="true"/>
    </style:style>
    <style:style style:name="T129" style:parent-style-name="DefaultParagraphFont" style:family="text">
      <style:text-properties style:font-name="Courier New" style:font-name-asian="Times New Roman" style:font-name-complex="Courier New" fo:font-weight="bold" style:font-weight-asian="bold" style:font-weight-complex="bold" style:letter-kerning="false" fo:font-size="10.5pt" style:font-size-asian="10.5pt" style:font-size-complex="10.5pt" fo:language="fr" fo:country="CA" style:language-asian="en" style:country-asian="CA" style:language-complex="ar" style:country-complex="SA"/>
    </style:style>
    <style:style style:name="T130" style:parent-style-name="DefaultParagraphFont" style:family="text">
      <style:text-properties style:font-name="Courier New" style:font-name-asian="Times New Roman" style:font-name-complex="Courier New" fo:font-weight="bold" style:font-weight-asian="bold" style:font-weight-complex="bold" style:letter-kerning="false" fo:font-size="10.5pt" style:font-size-asian="10.5pt" style:font-size-complex="10.5pt" fo:language="en" fo:country="CA" style:language-asian="en" style:country-asian="CA" style:language-complex="ar" style:country-complex="SA"/>
    </style:style>
    <style:style style:name="P131"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0.5pt" style:font-size-asian="10.5pt" style:font-size-complex="10.5pt" fo:language="en" fo:country="CA" style:language-asian="en" style:country-asian="CA" style:language-complex="ar" style:country-complex="SA" fo:hyphenate="true"/>
    </style:style>
    <style:style style:name="P132"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33" style:parent-style-name="Normal" style:family="paragraph">
      <style:paragraph-properties fo:break-before="page"/>
      <style:text-properties style:font-name="Courier New" style:font-name-asian="Times New Roman" style:font-name-complex="Courier New" style:letter-kerning="false" fo:font-size="10.5pt" style:font-size-asian="10.5pt" style:font-size-complex="10.5pt" fo:language="fr" fo:country="CA" style:language-asian="en" style:country-asian="CA" style:language-complex="ar" style:country-complex="SA" fo:hyphenate="true"/>
    </style:style>
    <style:style style:name="P134" style:parent-style-name="Normal" style:family="paragraph">
      <style:paragraph-properties fo:widows="2" fo:orphans="2" style:vertical-align="auto" fo:margin-bottom="0.1666in"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35" style:parent-style-name="ListParagraph" style:list-style-name="LFO4"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36" style:parent-style-name="ListParagraph"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37" style:parent-style-name="Normal" style:family="paragraph">
      <style:paragraph-properties fo:widows="2" fo:orphans="2" style:vertical-align="auto" style:line-height-at-least="0.1979in" fo:text-indent="0.4902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38" style:parent-style-name="Normal" style:family="paragraph">
      <style:paragraph-properties fo:widows="2" fo:orphans="2" style:vertical-align="auto" style:line-height-at-least="0.1979in" fo:text-indent="0.4902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39"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40"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41"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42" style:parent-style-name="ListParagraph" style:list-style-name="LFO4"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43"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44"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45" style:parent-style-name="ListParagraph" style:list-style-name="LFO4"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46"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47"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48" style:parent-style-name="ListParagraph" style:list-style-name="LFO4"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49"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50" style:parent-style-name="Normal" style:family="paragraph">
      <style:paragraph-properties fo:widows="2" fo:orphans="2" style:vertical-align="auto" style:line-height-at-least="0.1979in"/>
      <style:text-properties style:font-name="Courier New" style:font-name-asian="Times New Roman" style:font-name-complex="Courier New" style:letter-kerning="false" fo:font-size="11pt" style:font-size-asian="11pt" style:font-size-complex="11pt" fo:language="fr" fo:country="CA" style:language-asian="en" style:country-asian="CA" style:language-complex="ar" style:country-complex="SA" fo:hyphenate="true"/>
    </style:style>
    <style:style style:name="P151" style:parent-style-name="ListParagraph" style:list-style-name="LFO4"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52"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53"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54" style:parent-style-name="ListParagraph" style:list-style-name="LFO4"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55" style:parent-style-name="Normal" style:family="paragraph">
      <style:paragraph-properties fo:widows="2" fo:orphans="2" style:vertical-align="auto" style:line-height-at-least="0.1979in" fo:text-indent="0.4902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56" style:parent-style-name="Normal" style:family="paragraph">
      <style:paragraph-properties fo:widows="2" fo:orphans="2" style:vertical-align="auto" style:line-height-at-least="0.1979in"/>
      <style:text-properties fo:hyphenate="true"/>
    </style:style>
    <style:style style:name="T157" style:parent-style-name="DefaultParagraphFont" style:family="text">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style:style>
    <style:style style:name="T158" style:parent-style-name="DefaultParagraphFont" style:family="text">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style:style>
    <style:style style:name="T159" style:parent-style-name="DefaultParagraphFont" style:family="text">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style:style>
    <style:style style:name="P160"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en" fo:country="CA" style:language-asian="en" style:country-asian="CA" style:language-complex="ar" style:country-complex="SA" fo:hyphenate="true"/>
    </style:style>
    <style:style style:name="P161" style:parent-style-name="Normal" style:family="paragraph">
      <style:paragraph-properties fo:widows="2" fo:orphans="2" style:vertical-align="auto"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62" style:parent-style-name="Normal" style:family="paragraph">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63" style:parent-style-name="Normal" style:family="paragraph">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64"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65" style:parent-style-name="Normal" style:family="paragraph">
      <style:paragraph-properties fo:widows="2" fo:orphans="2" style:vertical-align="auto" style:line-height-at-least="0.1979in"/>
      <style:text-properties style:font-name="Courier New" style:font-name-asian="Times New Roman" style:font-name-complex="Courier New" fo:font-weight="bold" style:font-weight-asian="bold" style:font-weight-complex="bold" style:letter-kerning="false" fo:font-size="11pt" style:font-size-asian="11pt" style:font-size-complex="11pt" fo:language="fr" fo:country="CA" style:language-asian="en" style:country-asian="CA" style:language-complex="ar" style:country-complex="SA" fo:hyphenate="true"/>
    </style:style>
    <style:style style:name="P166" style:parent-style-name="Normal" style:family="paragraph">
      <style:paragraph-properties fo:widows="2" fo:orphans="2" style:vertical-align="auto" fo:margin-bottom="0.1666in" style:line-height-at-least="0.1979in"/>
      <style:text-properties style:font-name="Arial" style:font-name-asian="Times New Roman" style:font-name-complex="Arial" fo:font-weight="bold" style:font-weight-asian="bold" style:font-weight-complex="bold" style:letter-kerning="false" fo:font-size="14pt" style:font-size-asian="14pt" style:font-size-complex="14pt" fo:language="fr" fo:country="CA" style:language-asian="en" style:country-asian="CA" style:language-complex="ar" style:country-complex="SA" fo:hyphenate="true"/>
    </style:style>
    <style:style style:name="P167" style:parent-style-name="Normal" style:family="paragraph">
      <style:paragraph-properties fo:widows="2" fo:orphans="2" style:vertical-align="auto" fo:margin-bottom="0.1666in" style:line-height-at-least="0.1979in"/>
      <style:text-properties style:font-name="Arial" style:font-name-asian="Times New Roman" style:font-name-complex="Arial" style:letter-kerning="false" fo:language="fr" fo:country="CA" style:language-asian="en" style:country-asian="CA" style:language-complex="ar" style:country-complex="SA" fo:hyphenate="true"/>
    </style:style>
    <style:style style:name="P168" style:parent-style-name="Normal" style:family="paragraph">
      <style:paragraph-properties fo:break-before="page"/>
      <style:text-properties fo:hyphenate="true"/>
    </style:style>
    <style:style style:name="P169" style:parent-style-name="Standard" style:family="paragraph">
      <style:text-properties style:font-name="Arial"/>
    </style:style>
    <style:style style:name="T170" style:parent-style-name="Policepardéfaut" style:family="text">
      <style:text-properties style:font-name="Arial"/>
    </style:style>
    <style:style style:name="T171" style:parent-style-name="Policepardéfaut" style:family="text">
      <style:text-properties style:font-name="Arial"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172" style:parent-style-name="Policepardéfaut" style:family="text">
      <style:text-properties style:font-name="Arial"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73" style:parent-style-name="Standard" style:family="paragraph">
      <style:text-properties style:font-name="Arial" fo:font-style="italic" style:font-style-asian="italic" style:font-style-complex="italic"/>
    </style:style>
    <style:style style:name="P174" style:parent-style-name="Standard" style:family="paragraph">
      <style:text-properties style:font-name="Arial" fo:font-style="italic" style:font-style-asian="italic" style:font-style-complex="italic"/>
    </style:style>
    <style:style style:name="P175" style:parent-style-name="Standard" style:family="paragraph">
      <style:text-properties style:font-name="Arial" fo:font-style="italic" style:font-style-asian="italic" style:font-style-complex="italic"/>
    </style:style>
    <style:style style:name="P176" style:parent-style-name="Standard" style:list-style-name="LFO3" style:family="paragraph"/>
    <style:style style:name="T177" style:parent-style-name="Policepardéfaut" style:family="text">
      <style:text-properties style:font-name="Arial" fo:font-style="italic" style:font-style-asian="italic" style:font-style-complex="italic"/>
    </style:style>
    <style:style style:name="T178" style:parent-style-name="Policepardéfaut" style:family="text">
      <style:text-properties style:font-name="Arial" fo:font-style="italic" style:font-style-asian="italic" style:font-style-complex="italic" fo:language="fr" fo:country="CA"/>
    </style:style>
    <style:style style:name="P179" style:parent-style-name="Standard" style:list-style-name="LFO3" style:family="paragraph">
      <style:text-properties style:font-name="Arial" fo:font-style="italic" style:font-style-asian="italic" style:font-style-complex="italic" fo:language="fr" fo:country="CA"/>
    </style:style>
    <style:style style:name="P180" style:parent-style-name="Standard" style:list-style-name="LFO3" style:family="paragraph">
      <style:text-properties style:font-name="Arial" fo:font-style="italic" style:font-style-asian="italic" style:font-style-complex="italic" fo:language="fr" fo:country="CA"/>
    </style:style>
    <style:style style:name="P181" style:parent-style-name="Standard" style:list-style-name="LFO3" style:family="paragraph">
      <style:text-properties style:font-name="Arial" fo:font-style="italic" style:font-style-asian="italic" style:font-style-complex="italic" fo:language="fr" fo:country="CA"/>
    </style:style>
    <style:style style:name="P182" style:parent-style-name="Standard" style:list-style-name="LFO3" style:family="paragraph">
      <style:text-properties style:font-name="Arial" fo:font-style="italic" style:font-style-asian="italic" style:font-style-complex="italic" fo:language="fr" fo:country="CA"/>
    </style:style>
    <style:style style:name="P183" style:parent-style-name="Standard" style:list-style-name="LFO3" style:family="paragraph">
      <style:text-properties style:font-name="Arial" fo:font-style="italic" style:font-style-asian="italic" style:font-style-complex="italic" fo:language="fr" fo:country="CA"/>
    </style:style>
    <style:style style:name="P184" style:parent-style-name="Standard" style:list-style-name="LFO3" style:family="paragraph">
      <style:text-properties style:font-name="Arial" fo:font-style="italic" style:font-style-asian="italic" style:font-style-complex="italic" fo:language="fr" fo:country="CA"/>
    </style:style>
    <style:style style:name="P185" style:parent-style-name="Standard" style:list-style-name="LFO3" style:family="paragraph">
      <style:text-properties style:font-name="Arial" fo:font-style="italic" style:font-style-asian="italic" style:font-style-complex="italic" fo:language="fr" fo:country="CA"/>
    </style:style>
    <style:style style:name="P186" style:parent-style-name="Standard" style:family="paragraph">
      <style:text-properties style:font-name="Arial" fo:font-style="italic" style:font-style-asian="italic" style:font-style-complex="italic" fo:language="fr" fo:country="CA"/>
    </style:style>
    <style:style style:name="P187" style:parent-style-name="Standard" style:family="paragraph">
      <style:text-properties style:font-name="Arial" fo:font-style="italic" style:font-style-asian="italic" style:font-style-complex="italic" fo:language="fr" fo:country="CA"/>
    </style:style>
  </office:automatic-styles>
  <office:body>
    <office:text text:use-soft-page-breaks="true">
      <text:p text:style-name="P1"/>
      <text:p text:style-name="P2">Polytechnique Montréal</text:p>
      <text:p text:style-name="Standard"/>
      <text:p text:style-name="Standard"/>
      <text:p text:style-name="P3">Département de génie informatique et génie logiciel</text:p>
      <text:p text:style-name="P4"/>
      <text:p text:style-name="P5"/>
      <text:p text:style-name="P6"/>
      <text:p text:style-name="P7"/>
      <text:p text:style-name="P8">Cours INF1900:</text:p>
      <text:p text:style-name="P9">Projet initial de système embarqué</text:p>
      <text:p text:style-name="P10"/>
      <text:p text:style-name="P11"/>
      <text:p text:style-name="P12"/>
      <text:p text:style-name="P13"/>
      <text:p text:style-name="P14">Travail pratique 7</text:p>
      <text:p text:style-name="P15"/>
      <text:p text:style-name="P16">Makefile et production de librairie statique</text:p>
      <text:p text:style-name="P17"/>
      <text:p text:style-name="P18"/>
      <text:p text:style-name="P19"/>
      <text:p text:style-name="P20"/>
      <text:p text:style-name="P21">Par l'équipe</text:p>
      <text:p text:style-name="P22"/>
      <text:p text:style-name="P23">No 0809</text:p>
      <text:p text:style-name="P24"/>
      <text:p text:style-name="P25"/>
      <text:p text:style-name="P26"/>
      <text:p text:style-name="P27"/>
      <text:p text:style-name="P28">Noms:</text:p>
      <text:p text:style-name="P29"/>
      <text:p text:style-name="P30"><text:span text:style-name="T31">Nawras Mohammed Amin</text:span></text:p>
      <text:p text:style-name="P32">Johnny Khoury</text:p>
      <text:p text:style-name="P33">John Maliha</text:p>
      <text:p text:style-name="P34">Fadi<text:s/>Nourredine</text:p>
      <text:p text:style-name="P35"/>
      <text:p text:style-name="P36"/>
      <text:p text:style-name="P37"/>
      <text:p text:style-name="P38"/>
      <text:p text:style-name="P39"/>
      <text:p text:style-name="P40"/>
      <text:p text:style-name="P41">Date:</text:p>
      <text:p text:style-name="P42">22 octobre 2019</text:p>
      <text:p text:style-name="P43"/>
      <text:p text:style-name="P44"/>
      <text:p text:style-name="P45"/>
      <text:soft-page-break/>
      <text:p text:style-name="P46">Partie 1 : Description de la librairie</text:p>
      <text:p text:style-name="P47"/>
      <text:p text:style-name="P48"><text:span text:style-name="T49">Décrire la librairie construite et formée (</text:span><text:span text:style-name="T50">définitions,<text:s/></text:span><text:span text:style-name="T51">fonctions ou classes, utilité, etc...) pour que cette partie du<text:s/></text:span><text:span text:style-name="T52">travail soient bien documentées pour la suite du projet pour le bénéfice de tous les membres de l'équipe.</text:span></text:p>
      <text:p text:style-name="P53">Pour la librairie que nous avons construite, celle-ci comporte les classes les plus importantes de chaque td fait depuis le début de la session. Celle-ci est composée des librairies suivantes : bouton, can, del, enums, includes, mémoire_24, moteur, timer.</text:p>
      <text:list text:style-name="LFO1" text:continue-numbering="true">
        <text:list-item>
          <text:p text:style-name="P54">Bouton :</text:p>
        </text:list-item>
      </text:list>
      <text:p text:style-name="P55">Cette classe contient le constructeur de la classe bouton ainsi que son destructeur. Elle contient également la fonction click qui<text:s/>s’assure que l’on puisse cliquer sur le bouton. La fonction debounce qui est de type uint8_t joue le rôle de l’antirebond, c’est-à-dire qu’elle ajoute un délai pour ne pas que l’interrupteur reçoit un signal d’interruption, alors que celui-ci n’a pas été cliqué. La fonction getclicked() de type uint8_t s’occupe de chercher la valeur de l’interrupteur pour savoir si celui-ci a été activé. La fonction void setClicked(uint8_t val) permet d’imposer une valeur à clicked à la valeur voulue. Nous avons voulu inclure cette librairie, car il est nécessaire d’avoir le bouton fonctionnel pour le robot. Nous l’avons d’ailleurs vu depuis le début de la session que le bouton est présent dans tous les td à faire. Ainsi, en ayant une librairie qui regroupe la routine à faire, cela sauvera du temps lorsqu’il viendra le temps d’utiliser le bouton dans les td futurs.</text:p>
      <text:list text:style-name="LFO1" text:continue-numbering="true">
        <text:list-item>
          <text:p text:style-name="P56">Del :</text:p>
        </text:list-item>
      </text:list>
      <text:p text:style-name="P57">Cette classe est utilisé pour le contrôle de la lampe DEL elle contient le constructeur de cette classe puis les fonctions que nous analyserons. Cette classe<text:s/>ne contient pas de destructeur, car le makefile appellera le destructeur automatique. La fonction void allumerDEL(Port p) est une fonction qui s’assure de contrôler l’activation de la lumière en couleur rouge ou vert, tout dépendant de comment nous fixons<text:s/>p. La fonction void ambre(Port p) permet d’allumer la DEL en couleur ambre, puis la fonction void éteindre(Port p) s’assure d’éteindre l’ampoule DEL. Nous avons choisi d’inclure cette fonction à notre librairie, car l’ampoule a joué un rôle important depuis le début de la session. Elle permet également de tester notre code et de déboguer lorsqu’il y a une erreur dans le code. Elle est directement liée à la sortie de notre programme lorsque nous plaçons les fils dans les positions voulues. Ainsi, il est important que nous puissions réutiliser l’ampoule rapidement, sans toujours redire au programme quoi faire.</text:p>
      <text:list text:style-name="LFO1" text:continue-numbering="true">
        <text:list-item>
          <text:p text:style-name="P58">Enums :<text:s/></text:p>
        </text:list-item>
      </text:list>
      <text:p text:style-name="P59">Cette librairie permet d’initialiser les différentes énumérations que nous allons utiliser dans nos librairies. Ainsi, nous avons choisis d’inclure cette librairie, car il sera plus rapide pour nous d’implémenter les fonctions que nous allons avoir besoin d’utiliser, car les types d’énumérations que nous allons avoir besoin d’utiliser seront déjà initialisés.</text:p>
      <text:list text:style-name="LFO1" text:continue-numbering="true">
        <text:list-item>
          <text:p text:style-name="P60">Includes :</text:p>
        </text:list-item>
      </text:list>
      <text:p text:style-name="P61">Cette librairie contient<text:s/>les fichiers .h que nous avons toujours utilisés depuis le début de la session. Nous avons choisi d’en faire une librairie, car dans nos prochains td, nous n’aurons qu’à appeler cette librairie qui s’occupera d’apporter les fichiers nécessaires, plutôt que<text:s/>de devoir toujours les réécrire.</text:p>
      <text:list text:style-name="LFO1" text:continue-numbering="true">
        <text:list-item>
          <text:p text:style-name="P62">Mémoire_24 :</text:p>
        </text:list-item>
      </text:list>
      <text:p text:style-name="P63">Cette librairie permet de gérer la mémoire I2C et de gérer les bus. La fonction choisir_banc(…) permet de changer les adresses mémoires. La fonction lecture(..) permet de lire les données aux adresses spécifiées. La fonction ecriture(…) permet d’écrire des données aux adresses spécifiées. Nous avons choisi de construire cette librairie, car il est utile de pouvoir gérer quoi mettre dans certaines adresses.</text:p>
      <text:list text:style-name="LFO1" text:continue-numbering="true">
        <text:list-item>
          <text:p text:style-name="P64">Moteur :</text:p>
        </text:list-item>
      </text:list>
      <text:soft-page-break/>
      <text:p text:style-name="P65">Cette classe contient le constructeur et le destructeur de la classe moteur. Elle contient la fonction moteur(…). Cette fonction permet de faire tourner les roues dans un sens ou dans l’autre. Ainsi, on peut donc faire avancer le robot ou reculer. La fonction calculerPourcentage(…) permet de fixer le<text:s/>pourcentage du PWM que nous voulons. Nous avons fait cette librairie, le moteur est ce qui permet de contrôler les roues. Elle fixe la direction, la vitesse via le PWM. Cette classe est donc très importante pour le bon fonctionnement du robot. Ainsi, en créant cette librairie, nous pourrons utiliser le moteur du robot en appelant directement les fonctions qui sont déjà créés.</text:p>
      <text:list text:style-name="LFO2" text:continue-numbering="true">
        <text:list-item>
          <text:p text:style-name="P66">Timer :</text:p>
        </text:list-item>
      </text:list>
      <text:p text:style-name="P67">Cette classe s’agit d’une des plus importantes, car que ce soit pour le contrôle des roues ou bien le contrôle de l’ampoule DEL, il faut pouvoir utiliser le timer pour pouvoir fixer pendant combien de temps nous voulons faire tourner les roues ou bien allumer la lumière.</text:p>
      <text:p text:style-name="P68"/>
      <text:p text:style-name="P69"/>
      <text:p text:style-name="P70">Partie 2 : Décrire les modifications apportées au Makefile de départ</text:p>
      <text:p text:style-name="P71"/>
      <text:p text:style-name="P72"><text:span text:style-name="T73">Décrire les quelques modifications ap</text:span><text:span text:style-name="T74">portées au Makefile de la librairie pour démontrer votre compréhension de la formation des fichiers. <text:s/>Faire de même pour les modifications apportées au Makefile du code (bidon) de test qui utilise cette librairie.</text:span><text:span text:style-name="T75"><text:s/></text:span></text:p>
      <text:p text:style-name="P76"/>
      <text:p text:style-name="P77">Lors du travail, nous avons créés un Makefile pour la libriaire, un Makefile pour l’executable et finalement un Makefile commun.<text:s/></text:p>
      <text:p text:style-name="P78"/>
      <text:p text:style-name="P79">Pour commençer voici les changements que nous avons fait au Makefile de l’executable:</text:p>
      <text:p text:style-name="P80"/>
      <text:p text:style-name="P81">1.<text:tab/>PROJECTNAME=main</text:p>
      <text:p text:style-name="P82">Cette ligne spécifie le nom du fichier qui sera créer après la compilation.</text:p>
      <text:p text:style-name="P83"/>
      <text:p text:style-name="P84">2.<text:s/><text:tab/>PRJSRC= main.cpp</text:p>
      <text:p text:style-name="P85">Cette ligne spécifie les fichiers sources qui seront compilés.</text:p>
      <text:p text:style-name="P86"/>
      <text:p text:style-name="P87">3.<text:tab/>INC= -I ../lib_dir/</text:p>
      <text:p text:style-name="P88">Cette ligne spécifie les inclusions qui seront nécessaire fin de compiler les fichiers sources.</text:p>
      <text:p text:style-name="P89"/>
      <text:p text:style-name="P90">4.<text:tab/>LIBS= ../lib_dir/libRobot.a</text:p>
      <text:p text:style-name="P91">Cette ligne spécifie la librairie à inclure pour la compilation finale de l’exécutable. La librairie est un fichier archive, car c’est une librairie statique. Nous devons donc compiler la librairie de sorte qu’on obtient une archive, plutôt qu’un fichier binaire.<text:s/>Nous verrons plus en détail lors de l’explication des changements du Makefile pour la libriairie.</text:p>
      <text:p text:style-name="P92"/>
      <text:p text:style-name="P93"/>
      <text:p text:style-name="P94"/>
      <text:p text:style-name="P95">5.<text:s/><text:tab/>TRG=$(PROJECTNAME).out</text:p>
      <text:p text:style-name="P96">HEXROMTRG=$(PROJECTNAME).hex</text:p>
      <text:p text:style-name="P97">HEXTRG=$(HEXROMTRG) $(PROJECTNAME).ee.hex</text:p>
      <text:p text:style-name="P98">Ces trois lignes<text:s/>sont là, car nous les avions exclus du Makefile commun. La variable TRG est posée « PROJECTNAME ».out, c’est-à-dire qu’elle est posée comme le fichier binaire qui sera output.<text:s/></text:p>
      <text:p text:style-name="P99"/>
      <text:p text:style-name="P100"/>
      <text:p text:style-name="P101"><text:span text:style-name="T102">6.<text:s/></text:span><text:span text:style-name="T103"><text:tab/></text:span><text:span text:style-name="T104">all: $(TRG)</text:span></text:p>
      <text:p text:style-name="P105"><text:span text:style-name="T106">La ligne « all: » execute lorsqu’on écrit lance « make » dans notre terminal.</text:span></text:p>
      <text:p text:style-name="P107"/>
      <text:p text:style-name="P108">7.<text:s/><text:tab/>include ../Makefile_Common</text:p>
      <text:p text:style-name="P109">Cette ligne est importante. Elle fait un include (comme en C) avec le Makefile commun qui se trouve dans le répertoire plus haut.<text:s/></text:p>
      <text:p text:style-name="P110"/>
      <text:p text:style-name="P111">8.<text:tab/></text:p>
      <text:p text:style-name="P112">$(TRG): $(OBJDEPS)</text:p>
      <text:p text:style-name="P113">   <text:tab/>$(MAKE) -C ../lib_dir   </text:p>
      <text:p text:style-name="P114">    <text:tab/>$(CC) $(LDFLAGS) -o $(TRG) $(OBJDEPS) \</text:p>
      <text:p text:style-name="P115">    <text:tab/>-lm $(LIBS)</text:p>
      <text:p text:style-name="P116"/>
      <text:p text:style-name="P117">Nous avons modifié la commande de compilation en ajoutant le lien a la librairie avec la ligne : -lm $(LIBS)</text:p>
      <text:p text:style-name="P118">-lm est absolument nécessaire si nous ne voulons pas obtenir d’erreur, car le linker ne sais pas qu’il faut implémenter les librairies<text:s/>et ce flag lui dit qu’il faut inclure la librairie « $(LIBS) ».</text:p>
      <text:p text:style-name="P119"/>
      <text:p text:style-name="P120"><text:span text:style-name="T121">Nous avons aussi ajouter la ligne<text:s/></text:span><text:span text:style-name="T122">$(MAKE) -C ../lib_dir</text:span><text:span text:style-name="T123"><text:s/>qui permet d’exécuter la commande  « MAKE » dans le répertoire fournit en paramètre.<text:s/></text:span></text:p>
      <text:p text:style-name="P124">Cela implique que nous n’avons plus besoin de changer de répertoire jusque dans le répertoire de la libraire pour l’a compilé lors d’un changement a une de ses classes membres.</text:p>
      <text:p text:style-name="P125"/>
      <text:p text:style-name="P126"/>
      <text:p text:style-name="P127">9.<text:s/>clean:</text:p>
      <text:p text:style-name="P128"><text:span text:style-name="T129">    </text:span><text:span text:style-name="T130">$(REMOVE) $(TRG) $(TRG).map $(OBJDEPS) $(HEXTRG) *.d ../lib_dir/*.o ../lib_dir/*.a ../lib_dir/*.d </text:span></text:p>
      <text:p text:style-name="P131"/>
      <text:p text:style-name="P132">Finalement, nous avons mise a<text:s/>jour la commande clean pour pouvoir supprimer les fichier générer ayant la terminaison « .a », « .d » et « .o » du répertoire de la librairie.<text:s/></text:p>
      <text:p text:style-name="P133"/>
      <text:soft-page-break/>
      <text:p text:style-name="P134">Voici ensuite les changements amené au Makefile de la librairie :</text:p>
      <text:list text:style-name="LFO4" text:continue-numbering="true">
        <text:list-item>
          <text:p text:style-name="P135"/>
        </text:list-item>
      </text:list>
      <text:p text:style-name="P136">PROJECTNAME=libRobot</text:p>
      <text:p text:style-name="P137">PRJSRC= $(wildcard *.cpp)</text:p>
      <text:p text:style-name="P138"/>
      <text:p text:style-name="P139">Comme pour le Makefile de l’executable, PROJECTNAME est la variable que prendra le fichier output à la suite de la compilation.<text:s/></text:p>
      <text:p text:style-name="P140">En ce qui concerne les fichiers sources, comme nous en avons beaucoup, il est idéal d’utiliser le mot-clé « wildcard » qui dit au compilateur de sélectionné tous les fichiers ayant comme terminaison .cpp du dossier spécifié. (Dans notre cas, le dossier de la lib).</text:p>
      <text:p text:style-name="P141"/>
      <text:list text:style-name="LFO4" text:continue-numbering="true">
        <text:list-item>
          <text:p text:style-name="P142">TRG=$(PROJECTNAME).a</text:p>
        </text:list-item>
      </text:list>
      <text:p text:style-name="P143">Comme spécifié pour le Makefile de l’exécutable, nous devions changer le Target Output file a un fichier archive. Comme nous générons une librairie<text:s/>statique, il faut que le target file soit un fichier archive.<text:s/></text:p>
      <text:p text:style-name="P144"/>
      <text:list text:style-name="LFO4" text:continue-numbering="true">
        <text:list-item>
          <text:p text:style-name="P145">all : $(TRG)</text:p>
        </text:list-item>
      </text:list>
      <text:p text:style-name="P146">Cette ligne<text:s/>s’execute lors de l’appel make.<text:s/></text:p>
      <text:p text:style-name="P147"/>
      <text:list text:style-name="LFO4" text:continue-numbering="true">
        <text:list-item>
          <text:p text:style-name="P148">include ../Makefile_Common</text:p>
        </text:list-item>
      </text:list>
      <text:p text:style-name="P149">Cette ligne est importante. Elle fait un include (comme en C) avec le Makefile commun qui se trouve dans le répertoire plus haut.<text:s/></text:p>
      <text:p text:style-name="P150"/>
      <text:list text:style-name="LFO4" text:continue-numbering="true">
        <text:list-item>
          <text:p text:style-name="P151">AR= avr-ar</text:p>
        </text:list-item>
      </text:list>
      <text:p text:style-name="P152">Cette<text:s/>ligne spécifie le nouveau compilateur que nous allons utiliser. Comme nous ne voulons pas compiler un fichier .cpp, nous devons compiler avec un différent compilateur que gcc, dans ce cas, avr-ar. Comme le nom du compilateur le dit, il permet le output d’un fichier archive. <text:s/></text:p>
      <text:p text:style-name="P153"/>
      <text:list text:style-name="LFO4" text:continue-numbering="true">
        <text:list-item>
          <text:p text:style-name="P154"/>
        </text:list-item>
      </text:list>
      <text:p text:style-name="P155">$(TRG): $(OBJDEPS)</text:p>
      <text:p text:style-name="P156"><text:span text:style-name="T157">   </text:span><text:span text:style-name="T158"><text:tab/></text:span><text:span text:style-name="T159">$(AR) -crs $@ $^ </text:span></text:p>
      <text:p text:style-name="P160"/>
      <text:p text:style-name="P161">Cette ligne<text:s/>est celle de la compilation de l’archive output. $(AR) est la variable que nous avons définit dans la ligne plus haut. La variable $(OBJDEPS) est définit dans le Makefile commun.<text:s/></text:p>
      <text:p text:style-name="P162"/>
      <text:p text:style-name="P163">Il n’y a pas eu de modifications dans le Makefile Commun, seulement des lignes que nous avons retirées. Nous n’avons gardé que les lignes qui sont générales et qui sont utiliser dans les deux makefiles.<text:s/></text:p>
      <text:p text:style-name="P164">    </text:p>
      <text:p text:style-name="P165"/>
      <text:p text:style-name="P166"><text:s/></text:p>
      <text:p text:style-name="P167"/>
      <text:p text:style-name="P168"/>
      <text:p text:style-name="P169"/>
      <text:p text:style-name="Standard"><text:span text:style-name="T170"><text:tab/></text:span><text:span text:style-name="T171">Le rapport total ne doit par dépasser 7</text:span><text:span text:style-name="T172"><text:s/>pages incluant la page couverture.</text:span></text:p>
      <text:p text:style-name="P173"/>
      <text:p text:style-name="P174"/>
      <text:p text:style-name="P175">Barème: vous serez jugé sur:</text:p>
      <text:list text:style-name="LFO3" text:continue-numbering="true">
        <text:list-item>
          <text:list>
            <text:list-item>
              <text:p text:style-name="P176"><text:span text:style-name="T177">La<text:s/></text:span><text:span text:style-name="T178">qualités et le choix de vos portions de code choisies ( 5 points sur 20 )</text:span></text:p>
            </text:list-item>
            <text:list-item>
              <text:p text:style-name="P179">La qualités de vos modifications aux Makefiles ( 5 points sur 20 )</text:p>
            </text:list-item>
            <text:list-item>
              <text:p text:style-name="P180">Le rapport ( 7 points sur 20 )</text:p>
              <text:list text:continue-numbering="true">
                <text:list-item>
                  <text:p text:style-name="P181">Explications cohérentes par rapport au code retenu pour former la librairie (2 points)</text:p>
                </text:list-item>
                <text:list-item>
                  <text:p text:style-name="P182">Explications cohérentes par rapport aux Makefiles modifiés (2 points)</text:p>
                </text:list-item>
                <text:list-item>
                  <text:p text:style-name="P183">Explications claires avec un bon niveau de détails (2 points)</text:p>
                </text:list-item>
                <text:list-item>
                  <text:p text:style-name="P184">Bon français (1 point)</text:p>
                </text:list-item>
              </text:list>
            </text:list-item>
            <text:list-item>
              <text:p text:style-name="P185">Bonne soumission de l'ensemble du code (compilation sans erreurs, …) et du rapport selon le format demandé ( 3 points sur 20 <text:s/>)</text:p>
            </text:list-item>
          </text:list>
        </text:list-item>
      </text:list>
      <text:p text:style-name="P186"/>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office:automatic-styles>
  <office:master-styles>
    <style:master-page style:name="MP0" style:page-layout-name="PL0">
      <style:footer>
        <text:p text:style-name="Pieddepage">INF1900<text:tab/><text:page-number text:fixed="false">2</text:page-number><text:tab/>Makefile et librairie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sus</meta:initial-creator>
    <dc:creator>Nawras M. Amin</dc:creator>
    <meta:creation-date>2019-10-23T02:56:00Z</meta:creation-date>
    <dc:date>2019-10-23T02:56:00Z</dc:date>
    <meta:template xlink:href="Normal" xlink:type="simple"/>
    <meta:editing-cycles>2</meta:editing-cycles>
    <meta:editing-duration>PT1320S</meta:editing-duration>
    <meta:user-defined meta:name="Info 1"/>
    <meta:user-defined meta:name="Info 2"/>
    <meta:user-defined meta:name="Info 3"/>
    <meta:user-defined meta:name="Info 4"/>
    <meta:document-statistic meta:page-count="6" meta:paragraph-count="20" meta:word-count="1518" meta:character-count="10152" meta:row-count="72" meta:non-whitespace-character-count="8654"/>
  </office:meta>
</office:document-meta>
</file>